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1.066cm" fo:min-width="2.45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95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3.8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8" style:family="graphic" style:parent-style-name="objectwithoutfill">
      <style:graphic-properties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marker-start-width="0.3cm" draw:marker-end="Circle_20_unfilled" draw:marker-end-width="0.3cm" draw:textarea-vertical-align="middle"/>
    </style:style>
    <style:style style:name="gr12" style:family="graphic" style:parent-style-name="standard">
      <style:graphic-properties draw:marker-start-width="0.3cm" draw:marker-end="Circle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17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1.15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0.823cm"/>
    </style:style>
    <style:style style:name="gr19" style:family="graphic" style:parent-style-name="standard">
      <style:graphic-properties svg:stroke-color="#000000" draw:marker-start-width="0.3cm" draw:marker-end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856cm"/>
    </style:style>
    <style:style style:name="gr21" style:family="graphic" style:parent-style-name="objectwithoutfill">
      <style:graphic-properties svg:stroke-color="#6666ff" draw:marker-end="Circle_20_unfilled" draw:marker-end-width="0.3cm" draw:fill="none" draw:textarea-vertical-align="middle"/>
    </style:style>
    <style:style style:name="gr22" style:family="graphic" style:parent-style-name="objectwithoutfill">
      <style:graphic-properties svg:stroke-color="#3333ff" draw:marker-end="Circle_20_unfilled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6.3cm" svg:height="2.1cm" svg:x="11.5cm" svg:y="6.971cm">
          <text:p text:style-name="P1"><text:span text:style-name="T1">Cliente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3cm" svg:x="11.753cm" svg:y="10.77cm">
          <text:p text:style-name="P1"><text:span text:style-name="T1"/></text:p>
          <text:p text:style-name="P1"><text:span text:style-name="T1">Acquista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8cm" svg:height="2.3cm" svg:x="12.3cm" svg:y="15.1cm">
          <text:p text:style-name="P1"><text:span text:style-name="T1">Proie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824cm" svg:x="7.3cm" svg:y="19.476cm">
          <text:p text:style-name="P1"><text:span text:style-name="T1">Ubicazi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4.9cm" svg:height="2cm" svg:x="18.351cm" svg:y="19.246cm">
          <text:p text:style-name="P1"><text:span text:style-name="T1">Visi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4.3cm" svg:height="2.2cm" svg:x="7.3cm" svg:y="23.6cm">
          <text:p text:style-name="P1"><text:span text:style-name="T1">Sal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cm" svg:x="18.5cm" svg:y="23.7cm">
          <text:p text:style-name="P1"><text:span text:style-name="T1">Film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7cm" svg:y1="9.1cm" svg:x2="14.7cm" svg:y2="10.806cm">
          <text:p/>
        </draw:line>
        <draw:line draw:style-name="gr8" draw:text-style-name="P3" draw:layer="layout" svg:x1="14.7cm" svg:y1="13.4cm" svg:x2="14.7cm" svg:y2="15.2cm">
          <text:p/>
        </draw:line>
        <draw:frame draw:style-name="gr9" draw:text-style-name="P4" draw:layer="layout" svg:width="1.2cm" svg:height="0.962cm" svg:x="15.6cm" svg:y="9.2cm">
          <draw:text-box>
            <text:p>N</text:p>
          </draw:text-box>
        </draw:frame>
        <draw:frame draw:style-name="gr10" draw:text-style-name="P4" draw:layer="layout" svg:width="0.9cm" svg:height="1.1cm" svg:x="16.2cm" svg:y="12.5cm">
          <draw:text-box>
            <text:p>N</text:p>
          </draw:text-box>
        </draw:frame>
        <draw:frame draw:style-name="gr9" draw:text-style-name="P4" draw:layer="layout" svg:width="1.4cm" svg:height="0.962cm" svg:x="15.9cm" svg:y="17.7cm">
          <draw:text-box>
            <text:p>N</text:p>
          </draw:text-box>
        </draw:frame>
        <draw:frame draw:style-name="gr9" draw:text-style-name="P4" draw:layer="layout" svg:width="1.1cm" svg:height="0.962cm" svg:x="12.5cm" svg:y="17.8cm">
          <draw:text-box>
            <text:p>N</text:p>
          </draw:text-box>
        </draw:frame>
        <draw:frame draw:style-name="gr9" draw:text-style-name="P4" draw:layer="layout" svg:width="0.8cm" svg:height="0.962cm" svg:x="9.7cm" svg:y="22.6cm">
          <draw:text-box>
            <text:p>N</text:p>
          </draw:text-box>
        </draw:frame>
        <draw:frame draw:style-name="gr9" draw:text-style-name="P4" draw:layer="layout" svg:width="1.1cm" svg:height="0.962cm" svg:x="21cm" svg:y="22.6cm">
          <draw:text-box>
            <text:p>1</text:p>
          </draw:text-box>
        </draw:frame>
        <draw:line draw:style-name="gr11" draw:text-style-name="P1" draw:layer="layout" svg:x1="16.5cm" svg:y1="7cm" svg:x2="17.5cm" svg:y2="5.7cm">
          <text:p/>
        </draw:line>
        <draw:line draw:style-name="gr11" draw:text-style-name="P1" draw:layer="layout" svg:x1="14.7cm" svg:y1="6.9cm" svg:x2="14.6cm" svg:y2="5.7cm">
          <text:p/>
        </draw:line>
        <draw:line draw:style-name="gr11" draw:text-style-name="P1" draw:layer="layout" svg:x1="17.8cm" svg:y1="7cm" svg:x2="20.2cm" svg:y2="6.4cm">
          <text:p/>
        </draw:line>
        <draw:line draw:style-name="gr11" draw:text-style-name="P1" draw:layer="layout" svg:x1="12.6cm" svg:y1="6.9cm" svg:x2="11.3cm" svg:y2="6cm">
          <text:p/>
        </draw:line>
        <draw:line draw:style-name="gr11" draw:text-style-name="P1" draw:layer="layout" svg:x1="17.7cm" svg:y1="7.7cm" svg:x2="20.7cm" svg:y2="7.8cm">
          <text:p/>
        </draw:line>
        <draw:line draw:style-name="gr11" draw:text-style-name="P1" draw:layer="layout" svg:x1="11.6cm" svg:y1="8.2cm" svg:x2="9.9cm" svg:y2="7.5cm">
          <text:p/>
        </draw:line>
        <draw:line draw:style-name="gr11" draw:text-style-name="P1" draw:layer="layout" svg:x1="17.139cm" svg:y1="16.226cm" svg:x2="19.6cm" svg:y2="15.6cm">
          <text:p/>
        </draw:line>
        <draw:line draw:style-name="gr11" draw:text-style-name="P1" draw:layer="layout" svg:x1="12.2cm" svg:y1="15.2cm" svg:x2="10.1cm" svg:y2="14.7cm">
          <text:p/>
        </draw:line>
        <draw:line draw:style-name="gr11" draw:text-style-name="P1" draw:layer="layout" svg:x1="17.1cm" svg:y1="15.2cm" svg:x2="19.3cm" svg:y2="14.7cm">
          <text:p/>
        </draw:line>
        <draw:line draw:style-name="gr11" draw:text-style-name="P1" draw:layer="layout" svg:x1="12.2cm" svg:y1="16.2cm" svg:x2="10cm" svg:y2="15.8cm">
          <text:p/>
        </draw:line>
        <draw:line draw:style-name="gr11" draw:text-style-name="P1" draw:layer="layout" svg:x1="7.3cm" svg:y1="24.9cm" svg:x2="6.1cm" svg:y2="23.6cm">
          <text:p/>
        </draw:line>
        <draw:line draw:style-name="gr12" draw:text-style-name="P1" draw:layer="layout" svg:x1="11.6cm" svg:y1="24.9cm" svg:x2="12.8cm" svg:y2="23.7cm">
          <text:p/>
        </draw:line>
        <draw:line draw:style-name="gr12" draw:text-style-name="P1" draw:layer="layout" svg:x1="23cm" svg:y1="25.7cm" svg:x2="23.861cm" svg:y2="26.8cm">
          <text:p/>
        </draw:line>
        <draw:line draw:style-name="gr11" draw:text-style-name="P1" draw:layer="layout" svg:x1="22.1cm" svg:y1="25.7cm" svg:x2="22.6cm" svg:y2="28.2cm">
          <text:p/>
        </draw:line>
        <draw:line draw:style-name="gr11" draw:text-style-name="P1" draw:layer="layout" svg:x1="21.6cm" svg:y1="23.8cm" svg:x2="22.4cm" svg:y2="22.4cm">
          <text:p/>
        </draw:line>
        <draw:line draw:style-name="gr11" draw:text-style-name="P1" draw:layer="layout" svg:x1="23cm" svg:y1="24.9cm" svg:x2="24.361cm" svg:y2="23.874cm">
          <text:p/>
        </draw:line>
        <draw:frame draw:style-name="gr9" draw:text-style-name="P5" draw:layer="layout" svg:width="2.3cm" svg:height="0.962cm" svg:x="24.1cm" svg:y="26.8cm">
          <draw:text-box>
            <text:p><text:span text:style-name="T2">Titolo</text:span></text:p>
          </draw:text-box>
        </draw:frame>
        <draw:frame draw:style-name="gr13" draw:text-style-name="P5" draw:layer="layout" svg:width="2.7cm" svg:height="1.467cm" svg:x="23cm" svg:y="22.8cm">
          <draw:text-box>
            <text:p><text:span text:style-name="T2">Durata</text:span></text:p>
          </draw:text-box>
        </draw:frame>
        <draw:frame draw:style-name="gr14" draw:text-style-name="P5" draw:layer="layout" svg:width="3.4cm" svg:height="1.016cm" svg:x="22.8cm" svg:y="28.484cm">
          <draw:text-box>
            <text:p><text:span text:style-name="T2">Registra</text:span></text:p>
          </draw:text-box>
        </draw:frame>
        <draw:frame draw:style-name="gr9" draw:text-style-name="P5" draw:layer="layout" svg:width="2.7cm" svg:height="0.962cm" svg:x="21.8cm" svg:y="21.3cm">
          <draw:text-box>
            <text:p><text:span text:style-name="T2">Genere</text:span></text:p>
          </draw:text-box>
        </draw:frame>
        <draw:frame draw:style-name="gr15" draw:text-style-name="P5" draw:layer="layout" svg:width="3.6cm" svg:height="1.4cm" svg:x="12.4cm" svg:y="22.6cm">
          <draw:text-box>
            <text:p><text:span text:style-name="T2">ID_Sala</text:span></text:p>
          </draw:text-box>
        </draw:frame>
        <draw:frame draw:style-name="gr16" draw:text-style-name="P5" draw:layer="layout" svg:width="3.9cm" svg:height="1.673cm" svg:x="4.5cm" svg:y="22.4cm">
          <draw:text-box>
            <text:p><text:span text:style-name="T2">NumPosti</text:span></text:p>
          </draw:text-box>
        </draw:frame>
        <draw:frame draw:style-name="gr10" draw:text-style-name="P5" draw:layer="layout" svg:width="4.9cm" svg:height="1.1cm" svg:x="18.4cm" svg:y="13.7cm">
          <draw:text-box>
            <text:p><text:span text:style-name="T2">Fascia Oraria</text:span></text:p>
          </draw:text-box>
        </draw:frame>
        <draw:frame draw:style-name="gr17" draw:text-style-name="P5" draw:layer="layout" svg:width="2.8cm" svg:height="1cm" svg:x="20.4cm" svg:y="15.2cm">
          <draw:text-box>
            <text:p><text:span text:style-name="T2">3D</text:span></text:p>
          </draw:text-box>
        </draw:frame>
        <draw:frame draw:style-name="gr18" draw:text-style-name="P5" draw:layer="layout" svg:width="2.1cm" svg:height="1.073cm" svg:x="7.7cm" svg:y="15.227cm">
          <draw:text-box>
            <text:p><text:span text:style-name="T2">Data</text:span></text:p>
          </draw:text-box>
        </draw:frame>
        <draw:frame draw:style-name="gr10" draw:text-style-name="P5" draw:layer="layout" svg:width="4.5cm" svg:height="1.1cm" svg:x="5.9cm" svg:y="14.1cm">
          <draw:text-box>
            <text:p><text:span text:style-name="T2">Prezzo Base</text:span></text:p>
          </draw:text-box>
        </draw:frame>
        <draw:line draw:style-name="gr19" draw:text-style-name="P1" draw:layer="layout" svg:x1="20.8cm" svg:y1="21.2cm" svg:x2="20.8cm" svg:y2="23.7cm">
          <text:p/>
        </draw:line>
        <draw:frame draw:style-name="gr16" draw:text-style-name="P5" draw:layer="layout" svg:width="3.5cm" svg:height="1.673cm" svg:x="12.8cm" svg:y="4.627cm">
          <draw:text-box>
            <text:p><text:span text:style-name="T2">Password</text:span></text:p>
          </draw:text-box>
        </draw:frame>
        <draw:frame draw:style-name="gr9" draw:text-style-name="P5" draw:layer="layout" svg:width="2.8cm" svg:height="0.962cm" svg:x="17.5cm" svg:y="4.738cm">
          <draw:text-box>
            <text:p><text:span text:style-name="T2">e-mail</text:span></text:p>
          </draw:text-box>
        </draw:frame>
        <draw:frame draw:style-name="gr20" draw:text-style-name="P5" draw:layer="layout" svg:width="5.3cm" svg:height="1.106cm" svg:x="20.2cm" svg:y="5.594cm">
          <draw:text-box>
            <text:p><text:span text:style-name="T2">Data Di Nascita</text:span></text:p>
          </draw:text-box>
        </draw:frame>
        <draw:frame draw:style-name="gr10" draw:text-style-name="P5" draw:layer="layout" svg:width="3.4cm" svg:height="1.1cm" svg:x="20.8cm" svg:y="7.1cm">
          <draw:text-box>
            <text:p><text:span text:style-name="T2">Cellulare</text:span></text:p>
          </draw:text-box>
        </draw:frame>
        <draw:frame draw:style-name="gr18" draw:text-style-name="P5" draw:layer="layout" svg:width="3.6cm" svg:height="1.073cm" svg:x="7.9cm" svg:y="5.427cm">
          <draw:text-box>
            <text:p><text:span text:style-name="T2">Cognome</text:span></text:p>
          </draw:text-box>
        </draw:frame>
        <draw:frame draw:style-name="gr9" draw:text-style-name="P5" draw:layer="layout" svg:width="2.4cm" svg:height="0.962cm" svg:x="7.4cm" svg:y="6.7cm">
          <draw:text-box>
            <text:p><text:span text:style-name="T2">Nome</text:span></text:p>
          </draw:text-box>
        </draw:frame>
        <draw:line draw:style-name="gr21" draw:text-style-name="P3" draw:layer="layout" svg:x1="17.3cm" svg:y1="11.9cm" svg:x2="19.3cm" svg:y2="11.2cm">
          <text:p/>
        </draw:line>
        <draw:line draw:style-name="gr22" draw:text-style-name="P3" draw:layer="layout" svg:x1="12.1cm" svg:y1="11.9cm" svg:x2="10.4cm" svg:y2="11.2cm">
          <text:p/>
        </draw:line>
        <draw:line draw:style-name="gr22" draw:text-style-name="P3" draw:layer="layout" svg:x1="16.2cm" svg:y1="11.4cm" svg:x2="17.3cm" svg:y2="10.5cm">
          <text:p/>
        </draw:line>
        <draw:line draw:style-name="gr22" draw:text-style-name="P3" draw:layer="layout" svg:x1="13.7cm" svg:y1="11.2cm" svg:x2="12.2cm" svg:y2="10.4cm">
          <text:p/>
        </draw:line>
        <draw:frame draw:style-name="gr16" draw:text-style-name="P5" draw:layer="layout" svg:width="5.2cm" svg:height="1.673cm" svg:x="19.3cm" svg:y="10.8cm">
          <draw:text-box>
            <text:p><text:span text:style-name="T2">Prezzo</text:span></text:p>
          </draw:text-box>
        </draw:frame>
        <draw:frame draw:style-name="gr9" draw:text-style-name="P5" draw:layer="layout" svg:width="2.5cm" svg:height="0.962cm" svg:x="17cm" svg:y="9.738cm">
          <draw:text-box>
            <text:p><text:span text:style-name="T2">Data</text:span></text:p>
          </draw:text-box>
        </draw:frame>
        <draw:frame draw:style-name="gr9" draw:text-style-name="P5" draw:layer="layout" svg:width="1.8cm" svg:height="0.962cm" svg:x="8.7cm" svg:y="10.6cm">
          <draw:text-box>
            <text:p><text:span text:style-name="T2">Ora</text:span></text:p>
          </draw:text-box>
        </draw:frame>
        <draw:frame draw:style-name="gr17" draw:text-style-name="P5" draw:layer="layout" svg:width="2.3cm" svg:height="1cm" svg:x="9.964cm" svg:y="9.741cm">
          <draw:text-box>
            <text:p><text:span text:style-name="T2">Posto</text:span></text:p>
          </draw:text-box>
        </draw:frame>
        <draw:line draw:style-name="gr23" draw:text-style-name="P3" draw:layer="layout" svg:x1="9.5cm" svg:y1="19.5cm" svg:x2="12.8cm" svg:y2="17.4cm">
          <text:p/>
        </draw:line>
        <draw:line draw:style-name="gr23" draw:text-style-name="P3" draw:layer="layout" svg:x1="9.5cm" svg:y1="21.3cm" svg:x2="9.4cm" svg:y2="23.6cm">
          <text:p/>
        </draw:line>
        <draw:line draw:style-name="gr23" draw:text-style-name="P3" draw:layer="layout" svg:x1="15.5cm" svg:y1="17.4cm" svg:x2="20.8cm" svg:y2="19.3cm">
          <text:p/>
        </draw:line>
        <draw:line draw:style-name="gr12" draw:text-style-name="P1" draw:layer="layout" svg:x1="17.1cm" svg:y1="17cm" svg:x2="20.1cm" svg:y2="17.1cm">
          <text:p/>
        </draw:line>
        <draw:frame draw:style-name="gr16" draw:text-style-name="P5" draw:layer="layout" svg:width="4.7cm" svg:height="1.673cm" svg:x="20.4cm" svg:y="16.7cm">
          <draw:text-box>
            <text:p><text:span text:style-name="T2">ID_Proiezione</text:span></text:p>
          </draw:text-box>
        </draw:frame>
        <draw:line draw:style-name="gr12" draw:text-style-name="P1" draw:layer="layout" svg:x1="17.9cm" svg:y1="9cm" svg:x2="20.9cm" svg:y2="9.1cm">
          <text:p/>
        </draw:line>
        <draw:frame draw:style-name="gr10" draw:text-style-name="P5" draw:layer="layout" svg:width="4.9cm" svg:height="1.1cm" svg:x="21.4cm" svg:y="9cm">
          <draw:text-box>
            <text:p><text:span text:style-name="T2">Username</text:span></text:p>
          </draw:text-box>
        </draw:frame>
        <draw:line draw:style-name="gr11" draw:text-style-name="P1" draw:layer="layout" svg:x1="11.6cm" svg:y1="8.8cm" svg:x2="9.1cm" svg:y2="9.2cm">
          <text:p/>
        </draw:line>
        <draw:frame draw:style-name="gr9" draw:text-style-name="P5" draw:layer="layout" svg:width="2.4cm" svg:height="0.962cm" svg:x="6.3cm" svg:y="8.5cm">
          <draw:text-box>
            <text:p><text:span text:style-name="T2">Sesso</text:span></text:p>
          </draw:text-box>
        </draw:frame>
        <draw:line draw:style-name="gr11" draw:text-style-name="P1" draw:layer="layout" svg:x1="18.5cm" svg:y1="24.2cm" svg:x2="16.9cm" svg:y2="25.2cm">
          <text:p/>
        </draw:line>
        <draw:line draw:style-name="gr11" draw:text-style-name="P1" draw:layer="layout" svg:x1="19.676cm" svg:y1="25.659cm" svg:x2="18.776cm" svg:y2="28.459cm">
          <text:p/>
        </draw:line>
        <draw:line draw:style-name="gr11" draw:text-style-name="P1" draw:layer="layout" svg:x1="21.4cm" svg:y1="25.7cm" svg:x2="21.1cm" svg:y2="27.4cm">
          <text:p/>
        </draw:line>
        <draw:frame draw:style-name="gr17" draw:text-style-name="P5" draw:layer="layout" svg:width="2.4cm" svg:height="1cm" svg:x="19.9cm" svg:y="27.7cm">
          <draw:text-box>
            <text:p><text:span text:style-name="T2">Trama</text:span></text:p>
          </draw:text-box>
        </draw:frame>
        <draw:frame draw:style-name="gr17" draw:text-style-name="P5" draw:layer="layout" svg:width="3.7cm" svg:height="1cm" svg:x="16.2cm" svg:y="28.7cm">
          <draw:text-box>
            <text:p><text:span text:style-name="T2">Immagine</text:span></text:p>
          </draw:text-box>
        </draw:frame>
        <draw:frame draw:style-name="gr17" draw:text-style-name="P5" draw:layer="layout" svg:width="2.6cm" svg:height="1cm" svg:x="15.2cm" svg:y="25.4cm">
          <draw:text-box>
            <text:p><text:span text:style-name="T2">Trai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53:34.754000000</meta:creation-date>
    <dc:date>2016-07-26T15:19:53.010000000</dc:date>
    <meta:editing-duration>PT24M45S</meta:editing-duration>
    <meta:editing-cycles>4</meta:editing-cycles>
    <meta:generator>LibreOffice/5.1.4.2$Windows_x86 LibreOffice_project/f99d75f39f1c57ebdd7ffc5f42867c12031db97a</meta:generator>
    <meta:document-statistic meta:object-count="71"/>
  </office:meta>
</office:document-meta>
</file>